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3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2.24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2"/>
    <style:style style:name="ce4" style:family="table-cell" style:parent-style-name="Default" style:data-style-name="N114"/>
  </office:automatic-styles>
  <office:body>
    <office:spreadsheet>
      <table:table table:name="Raw" table:style-name="ta1"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vor</text:p>
          </table:table-cell>
          <table:table-cell table:style-name="ce1"/>
          <table:table-cell table:style-name="ce1" office:value-type="string" calcext:value-type="string">
            <text:p>zurück</text:p>
          </table:table-cell>
          <table:table-cell table:style-name="ce1"/>
          <table:table-cell table:style-name="ce1" office:value-type="string" calcext:value-type="string">
            <text:p>Zurück + pappe</text:p>
          </table:table-cell>
          <table:table-cell office:value-type="string" calcext:value-type="string">
            <text:p>weiter zurück</text:p>
          </table:table-cell>
          <table:table-cell table:number-columns-repeated="1016"/>
        </table:table-row>
        <table:table-row table:style-name="ro1">
          <table:table-cell table:style-name="ce1" table:formula="of:=STDEV([.A3:.A1501])" office:value-type="float" office:value="0.636533098403425" calcext:value-type="float">
            <text:p>0.6365330984</text:p>
          </table:table-cell>
          <table:table-cell table:style-name="ce1" table:formula="of:=STDEV([.B3:.B1501])" office:value-type="float" office:value="4.48242841128246" calcext:value-type="float">
            <text:p>4.4824284113</text:p>
          </table:table-cell>
          <table:table-cell table:style-name="ce1" table:formula="of:=STDEV([.C3:.C1501])" office:value-type="float" office:value="5.01574613280344" calcext:value-type="float">
            <text:p>5.0157461328</text:p>
          </table:table-cell>
          <table:table-cell table:style-name="ce1" table:formula="of:=STDEV([.D3:.D1501])" office:value-type="float" office:value="5.11802906038885" calcext:value-type="float">
            <text:p>5.1180290604</text:p>
          </table:table-cell>
          <table:table-cell table:style-name="ce1" table:formula="of:=STDEV([.E3:.E1501])" office:value-type="float" office:value="1.90504513520845" calcext:value-type="float">
            <text:p>1.9050451352</text:p>
          </table:table-cell>
          <table:table-cell table:style-name="ce1" table:formula="of:=STDEV([.F3:.F1501])" office:value-type="float" office:value="1.63170141901774" calcext:value-type="float">
            <text:p>1.631701419</text:p>
          </table:table-cell>
          <table:table-cell table:style-name="ce1" table:formula="of:=STDEV([.G3:.G1501])" office:value-type="float" office:value="3.60415725073325" calcext:value-type="float">
            <text:p>3.6041572507</text:p>
          </table:table-cell>
          <table:table-cell table:style-name="ce1" table:formula="of:=STDEV([.H3:.H1501])" office:value-type="float" office:value="2.42499102580722" calcext:value-type="float">
            <text:p>2.4249910258</text:p>
          </table:table-cell>
          <table:table-cell table:style-name="ce1" table:formula="of:=STDEV([.I3:.I1501])" office:value-type="float" office:value="2.73522477294654" calcext:value-type="float">
            <text:p>2.7352247729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7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rived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default-cell-style-name="ce4"/>
        <table:table-row table:style-name="ro2">
          <table:table-cell table:number-columns-repeated="2"/>
          <table:table-cell table:style-name="Default" office:value-type="string" calcext:value-type="string">
            <text:p>Messung 1</text:p>
          </table:table-cell>
          <table:table-cell table:style-name="Default" office:value-type="string" calcext:value-type="string">
            <text:p>Messung 2</text:p>
          </table:table-cell>
        </table:table-row>
        <table:table-row table:style-name="ro2">
          <table:table-cell office:value-type="string" calcext:value-type="string">
            <text:p>count</text:p>
          </table:table-cell>
          <table:table-cell/>
          <table:table-cell table:style-name="Default" table:formula="of:=COUNT([Raw.E3:.E1000])" office:value-type="float" office:value="951" calcext:value-type="float">
            <text:p>951</text:p>
          </table:table-cell>
          <table:table-cell table:style-name="Default" table:formula="of:=COUNT([Raw.F3:.F1000])" office:value-type="float" office:value="706" calcext:value-type="float">
            <text:p>706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style-name="ce3" table:formula="of:=AVERAGE([Raw.E3:.E1000])" office:value-type="float" office:value="-1.49631966351209" calcext:value-type="float">
            <text:p>-1,50</text:p>
          </table:table-cell>
          <table:table-cell table:style-name="ce3" table:formula="of:=AVERAGE([Raw.F3:.F1000])" office:value-type="float" office:value="-3.37252124645892" calcext:value-type="float">
            <text:p>-3,37</text:p>
          </table:table-cell>
        </table:table-row>
        <table:table-row table:style-name="ro2">
          <table:table-cell office:value-type="string" calcext:value-type="string">
            <text:p>std. dev.</text:p>
          </table:table-cell>
          <table:table-cell/>
          <table:table-cell table:style-name="ce3" table:formula="of:=STDEV([Raw.E3:.E1000])" office:value-type="float" office:value="1.90504513520845" calcext:value-type="float">
            <text:p>1,91</text:p>
          </table:table-cell>
          <table:table-cell table:style-name="ce3" table:formula="of:=STDEV([Raw.F3:.F1000])" office:value-type="float" office:value="1.63170141901774" calcext:value-type="float">
            <text:p>1,63</text:p>
          </table:table-cell>
        </table:table-row>
        <table:table-row table:style-name="ro2">
          <table:table-cell office:value-type="string" calcext:value-type="string">
            <text:p>Perc. &gt;</text:p>
          </table:table-cell>
          <table:table-cell office:value-type="float" office:value="1" calcext:value-type="float">
            <text:p>1</text:p>
          </table:table-cell>
          <table:table-cell table:formula="of:=(COUNTIF([Raw.E$3:.E$1000];&quot;&gt;&quot;&amp;([.C$3]+[.$B5]))+COUNTIF([Raw.E$3:.E$1000];&quot;&lt;&quot;&amp;([.C$3]-[.$B5])))/[.C$2]" office:value-type="percentage" office:value="0.160883280757098" calcext:value-type="percentage">
            <text:p>16,1%</text:p>
          </table:table-cell>
          <table:table-cell table:formula="of:=(COUNTIF([Raw.F$3:.F$1000];&quot;&gt;&quot;&amp;([.D$3]+[.$B5]))+COUNTIF([Raw.F$3:.F$1000];&quot;&lt;&quot;&amp;([.D$3]-[.$B5])))/[.D$2]" office:value-type="percentage" office:value="0.143059490084986" calcext:value-type="percentage">
            <text:p>14,3%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(COUNTIF([Raw.E$3:.E$1000];&quot;&gt;&quot;&amp;([.C$3]+[.$B6]))+COUNTIF([Raw.E$3:.E$1000];&quot;&lt;&quot;&amp;([.C$3]-[.$B6])))/[.C$2]" office:value-type="percentage" office:value="0.0904311251314406" calcext:value-type="percentage">
            <text:p>9,0%</text:p>
          </table:table-cell>
          <table:table-cell table:formula="of:=(COUNTIF([Raw.F$3:.F$1000];&quot;&gt;&quot;&amp;([.D$3]+[.$B6]))+COUNTIF([Raw.F$3:.F$1000];&quot;&lt;&quot;&amp;([.D$3]-[.$B6])))/[.D$2]" office:value-type="percentage" office:value="0.0779036827195467" calcext:value-type="percentage">
            <text:p>7,8%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(COUNTIF([Raw.E$3:.E$1000];&quot;&gt;&quot;&amp;([.C$3]+[.$B7]))+COUNTIF([Raw.E$3:.E$1000];&quot;&lt;&quot;&amp;([.C$3]-[.$B7])))/[.C$2]" office:value-type="percentage" office:value="0.0704521556256572" calcext:value-type="percentage">
            <text:p>7,0%</text:p>
          </table:table-cell>
          <table:table-cell table:formula="of:=(COUNTIF([Raw.F$3:.F$1000];&quot;&gt;&quot;&amp;([.D$3]+[.$B7]))+COUNTIF([Raw.F$3:.F$1000];&quot;&lt;&quot;&amp;([.D$3]-[.$B7])))/[.D$2]" office:value-type="percentage" office:value="0.0736543909348442" calcext:value-type="percentage">
            <text:p>7,4%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COUNTIF([Raw.E$3:.E$1000];&quot;&gt;&quot;&amp;([.C$3]+[.$B8]))+COUNTIF([Raw.E$3:.E$1000];&quot;&lt;&quot;&amp;([.C$3]-[.$B8])))/[.C$2]" office:value-type="percentage" office:value="0.056782334384858" calcext:value-type="percentage">
            <text:p>5,7%</text:p>
          </table:table-cell>
          <table:table-cell table:formula="of:=(COUNTIF([Raw.F$3:.F$1000];&quot;&gt;&quot;&amp;([.D$3]+[.$B8]))+COUNTIF([Raw.F$3:.F$1000];&quot;&lt;&quot;&amp;([.D$3]-[.$B8])))/[.D$2]" office:value-type="percentage" office:value="0.0226628895184136" calcext:value-type="percentage">
            <text:p>2,3%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COUNTIF([Raw.E$3:.E$1000];&quot;&gt;&quot;&amp;([.C$3]+[.$B9]))+COUNTIF([Raw.E$3:.E$1000];&quot;&lt;&quot;&amp;([.C$3]-[.$B9])))/[.C$2]" office:value-type="percentage" office:value="0.0494216614090431" calcext:value-type="percentage">
            <text:p>4,9%</text:p>
          </table:table-cell>
          <table:table-cell table:formula="of:=(COUNTIF([Raw.F$3:.F$1000];&quot;&gt;&quot;&amp;([.D$3]+[.$B9]))+COUNTIF([Raw.F$3:.F$1000];&quot;&lt;&quot;&amp;([.D$3]-[.$B9])))/[.D$2]" office:value-type="percentage" office:value="0.018413597733711" calcext:value-type="percentage">
            <text:p>1,8%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COUNTIF([Raw.E$3:.E$1000];&quot;&gt;&quot;&amp;([.C$3]+[.$B10]))+COUNTIF([Raw.E$3:.E$1000];&quot;&lt;&quot;&amp;([.C$3]-[.$B10])))/[.C$2]" office:value-type="percentage" office:value="0.0389064143007361" calcext:value-type="percentage">
            <text:p>3,9%</text:p>
          </table:table-cell>
          <table:table-cell table:formula="of:=(COUNTIF([Raw.F$3:.F$1000];&quot;&gt;&quot;&amp;([.D$3]+[.$B10]))+COUNTIF([Raw.F$3:.F$1000];&quot;&lt;&quot;&amp;([.D$3]-[.$B10])))/[.D$2]" office:value-type="percentage" office:value="0.018413597733711" calcext:value-type="percentage">
            <text:p>1,8%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COUNTIF([Raw.E$3:.E$1000];&quot;&gt;&quot;&amp;([.C$3]+[.$B11]))+COUNTIF([Raw.E$3:.E$1000];&quot;&lt;&quot;&amp;([.C$3]-[.$B11])))/[.C$2]" office:value-type="percentage" office:value="0.0220820189274448" calcext:value-type="percentage">
            <text:p>2,2%</text:p>
          </table:table-cell>
          <table:table-cell table:formula="of:=(COUNTIF([Raw.F$3:.F$1000];&quot;&gt;&quot;&amp;([.D$3]+[.$B11]))+COUNTIF([Raw.F$3:.F$1000];&quot;&lt;&quot;&amp;([.D$3]-[.$B11])))/[.D$2]" office:value-type="percentage" office:value="0.0084985835694051" calcext:value-type="percentage">
            <text:p>0,8%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COUNTIF([Raw.E$3:.E$1000];&quot;&gt;&quot;&amp;([.C$3]+[.$B12]))+COUNTIF([Raw.E$3:.E$1000];&quot;&lt;&quot;&amp;([.C$3]-[.$B12])))/[.C$2]" office:value-type="percentage" office:value="0.0157728706624606" calcext:value-type="percentage">
            <text:p>1,6%</text:p>
          </table:table-cell>
          <table:table-cell table:formula="of:=(COUNTIF([Raw.F$3:.F$1000];&quot;&gt;&quot;&amp;([.D$3]+[.$B12]))+COUNTIF([Raw.F$3:.F$1000];&quot;&lt;&quot;&amp;([.D$3]-[.$B12])))/[.D$2]" office:value-type="percentage" office:value="0.0084985835694051" calcext:value-type="percentage">
            <text:p>0,8%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COUNTIF([Raw.E$3:.E$1000];&quot;&gt;&quot;&amp;([.C$3]+[.$B13]))+COUNTIF([Raw.E$3:.E$1000];&quot;&lt;&quot;&amp;([.C$3]-[.$B13])))/[.C$2]" office:value-type="percentage" office:value="0.0115667718191377" calcext:value-type="percentage">
            <text:p>1,2%</text:p>
          </table:table-cell>
          <table:table-cell table:formula="of:=(COUNTIF([Raw.F$3:.F$1000];&quot;&gt;&quot;&amp;([.D$3]+[.$B13]))+COUNTIF([Raw.F$3:.F$1000];&quot;&lt;&quot;&amp;([.D$3]-[.$B13])))/[.D$2]" office:value-type="percentage" office:value="0.0084985835694051" calcext:value-type="percentage">
            <text:p>0,8%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COUNTIF([Raw.E$3:.E$1000];&quot;&gt;&quot;&amp;([.C$3]+[.$B14]))+COUNTIF([Raw.E$3:.E$1000];&quot;&lt;&quot;&amp;([.C$3]-[.$B14])))/[.C$2]" office:value-type="percentage" office:value="0.00420609884332282" calcext:value-type="percentage">
            <text:p>0,4%</text:p>
          </table:table-cell>
          <table:table-cell table:formula="of:=(COUNTIF([Raw.F$3:.F$1000];&quot;&gt;&quot;&amp;([.D$3]+[.$B14]))+COUNTIF([Raw.F$3:.F$1000];&quot;&lt;&quot;&amp;([.D$3]-[.$B14])))/[.D$2]" office:value-type="percentage" office:value="0.00424929178470255" calcext:value-type="percentage">
            <text:p>0,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percentage-style style:name="N114">
      <number:number number:decimal-places="1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2:19:34.327701000</meta:creation-date>
    <dc:date>2014-09-03T14:01:53.625047000</dc:date>
    <meta:editing-duration>PT1H41M50S</meta:editing-duration>
    <meta:editing-cycles>19</meta:editing-cycles>
    <meta:generator>LibreOffice/4.2.5.2$MacOSX_X86_64 LibreOffice_project/61cb170a04bb1f12e77c884eab9192be736ec5f5</meta:generator>
    <meta:document-statistic meta:table-count="2" meta:cell-count="7414" meta:object-count="0"/>
  </office:meta>
</office:document-meta>
</file>